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0833in"/>
    </style:style>
    <style:style style:name="Table1.D" style:family="table-column">
      <style:table-column-properties style:column-width="1.084in"/>
    </style:style>
    <style:style style:name="Table1.F" style:family="table-column">
      <style:table-column-properties style:column-width="1.081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/>
      <style:text-properties fo:font-weight="bold" style:font-weight-asian="bold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margin-left="0in" fo:margin-right="0in" fo:line-height="100%" fo:text-indent="0in" style:auto-text-indent="false"/>
    </style:style>
    <style:style style:name="P5" style:family="paragraph" style:parent-style-name="Standard">
      <style:paragraph-properties fo:margin-left="0in" fo:margin-right="0in" fo:line-height="100%" fo:text-indent="0in" style:auto-text-indent="false"/>
      <style:text-properties fo:font-weight="bold" style:font-weight-asian="bold"/>
    </style:style>
    <style:style style:name="P6" style:family="paragraph" style:parent-style-name="Standard" style:master-page-name="Standard">
      <style:paragraph-properties fo:margin-left="0in" fo:margin-right="0in" fo:line-height="100%" fo:text-indent="0in" style:auto-text-indent="false" style:page-number="1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weight="bold" style:font-weight-asian="bold"/>
    </style:style>
    <style:style style:name="T2" style:family="text">
      <style:text-properties fo:background-color="#b6d7a8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 → SVS | B | CES | AX | S<text:span text:style-name="T1">o</text:span>C</text:p>
      <text:p text:style-name="P4">B → B<text:span text:style-name="T1">c </text:span>| E | <text:span text:style-name="T1">d</text:span>B | <text:span text:style-name="T1">c</text:span></text:p>
      <text:p text:style-name="P4">E → EA | E<text:span text:style-name="T1">d</text:span> | GE</text:p>
      <text:p text:style-name="P4">A → S<text:span text:style-name="T1">o</text:span>AS | <text:span text:style-name="T1">d</text:span>H | AC | <text:s/><text:span text:style-name="T1">d</text:span>E</text:p>
      <text:p text:style-name="P4">V → <text:span text:style-name="T1">o</text:span></text:p>
      <text:p text:style-name="P4">X → X<text:span text:style-name="T1">a</text:span> | eps</text:p>
      <text:p text:style-name="P4">G → EG | <text:span text:style-name="T1">g</text:span><text:tab/><text:tab/><text:tab/></text:p>
      <text:p text:style-name="P4">C → <text:span text:style-name="T1">+</text:span> | X<text:span text:style-name="T1">#</text:span>S<text:span text:style-name="T1">@</text:span></text:p>
      <text:p text:style-name="P5"/>
      <text:p text:style-name="P4">Eliminamos SI</text:p>
      <text:p text:style-name="P4"/>
      <text:p text:style-name="P4">H no está def, E y A no generan cadenas de 0 o mas term, al eliminar E, G no es alcanzable desde S y al eliminar A, X no es alcanzable desde S</text:p>
      <text:p text:style-name="P4"/>
      <text:p text:style-name="P2">S → SVS | B | S<text:span text:style-name="T1">o</text:span>C</text:p>
      <text:p text:style-name="P2">B → B<text:span text:style-name="T1">c </text:span>| <text:span text:style-name="T1">d</text:span>B | <text:span text:style-name="T1">c</text:span></text:p>
      <text:p text:style-name="P2">V → <text:span text:style-name="T1">o</text:span><text:tab/><text:tab/><text:tab/></text:p>
      <text:p text:style-name="P2">C → <text:span text:style-name="T1">+</text:span></text:p>
      <text:p text:style-name="P2"/>
      <text:p text:style-name="P2">Reemplazo V y C en S</text:p>
      <text:p text:style-name="P2"/>
      <text:p text:style-name="P2"><text:soft-page-break/>S → SoS | B | S<text:span text:style-name="T1">o</text:span>+<text:tab/></text:p>
      <text:p text:style-name="P2">B → B<text:span text:style-name="T1">c </text:span>| <text:span text:style-name="T1">d</text:span>B | <text:span text:style-name="T1">c</text:span><text:tab/><text:tab/>// d*cc*</text:p>
      <text:p text:style-name="P1"/>
      <text:p text:style-name="P2">Elim amb de S</text:p>
      <text:p text:style-name="P2"/>
      <text:p text:style-name="P2">S → SoA | A<text:tab/><text:tab/></text:p>
      <text:p text:style-name="P2">A → B | +</text:p>
      <text:p text:style-name="P2"/>
      <text:p text:style-name="P2">Elim amb de B</text:p>
      <text:p text:style-name="P2"/>
      <text:p text:style-name="P2">B → JcK</text:p>
      <text:p text:style-name="P2">J → dJ | eps</text:p>
      <text:p text:style-name="P2">K → cK | eps</text:p>
      <text:p text:style-name="P2"/>
      <text:p text:style-name="P2">Sin amb</text:p>
      <text:p text:style-name="P2"/>
      <text:p text:style-name="P2">S → SoA | A<text:tab/><text:tab/></text:p>
      <text:p text:style-name="P2">A → B | +</text:p>
      <text:p text:style-name="P2">B → JcK</text:p>
      <text:p text:style-name="P2">J → dJ | eps</text:p>
      <text:p text:style-name="P2">K → cK | eps</text:p>
      <text:p text:style-name="P2"><text:soft-page-break/></text:p>
      <text:p text:style-name="P2">Elim RI de S</text:p>
      <text:p text:style-name="P2"/>
      <text:p text:style-name="P2">S → AZ</text:p>
      <text:p text:style-name="P2">Z → oAZ | eps</text:p>
      <text:p text:style-name="P2"/>
      <text:p text:style-name="P2">Sin RI</text:p>
      <text:p text:style-name="P2"/>
      <text:p text:style-name="P2">S → AZ</text:p>
      <text:p text:style-name="P2">Z → oAZ | eps<text:tab/><text:tab/></text:p>
      <text:p text:style-name="P2">A → B | +</text:p>
      <text:p text:style-name="P2">B → JcK</text:p>
      <text:p text:style-name="P2">J → dJ | eps</text:p>
      <text:p text:style-name="P2">K → cK | eps</text:p>
      <text:p text:style-name="P2"/>
      <text:p text:style-name="P2">LL(1)</text:p>
      <text:p text:style-name="P2"/>
      <text:p text:style-name="P2"><text:span text:style-name="T2">S → AZ</text:span></text:p>
      <text:p text:style-name="P2"><text:span text:style-name="T2">Z → oAZ | eps<text:tab/><text:tab/></text:span></text:p>
      <text:p text:style-name="P2"><text:span text:style-name="T2">A → B | +</text:span></text:p>
      <text:p text:style-name="P2"><text:span text:style-name="T2">B → JcK</text:span></text:p>
      <text:p text:style-name="P2"><text:soft-page-break/><text:span text:style-name="T2">J → dJ | eps</text:span></text:p>
      <text:p text:style-name="P2"><text:span text:style-name="T2">K → cK | eps</text:span></text:p>
      <text:p text:style-name="P2"/>
      <text:p text:style-name="P2">Para S → AZ</text:p>
      <text:p text:style-name="P2">prim(AZ)={d,c,+}</text:p>
      <text:p text:style-name="P2"><text:tab/>prim(A)={d,c,+}</text:p>
      <text:p text:style-name="P2"><text:tab/><text:tab/>prim(B)={d,c}</text:p>
      <text:p text:style-name="P2"><text:tab/><text:tab/><text:tab/>prim(JcK)={d,c}</text:p>
      <text:p text:style-name="P2"><text:tab/><text:tab/><text:tab/><text:tab/>prim(J)={d}</text:p>
      <text:p text:style-name="P2"><text:tab/><text:tab/><text:tab/><text:tab/>prim(c)={c}<text:tab/>// cuando J vale eps</text:p>
      <text:p text:style-name="P2"><text:tab/><text:tab/>prim(+)={+}</text:p>
      <text:p text:style-name="P2"/>
      <text:p text:style-name="P2">Para Z → oAZ</text:p>
      <text:p text:style-name="P2">prim(oAZ)={o}</text:p>
      <text:p text:style-name="P2"/>
      <text:p text:style-name="P2">Para Z → eps</text:p>
      <text:p text:style-name="P2">prim(eps)={eps}</text:p>
      <text:p text:style-name="P2">sig(Z)={$}</text:p>
      <text:p text:style-name="P2">sig(S)={$}</text:p>
      <text:p text:style-name="P2"/>
      <text:p text:style-name="P2">Para A → B</text:p>
      <text:p text:style-name="P2"><text:soft-page-break/>prim(B)={d,c}</text:p>
      <text:p text:style-name="P2"/>
      <text:p text:style-name="P2">Para A → +</text:p>
      <text:p text:style-name="P2">prim(+)={+}</text:p>
      <text:p text:style-name="P2"/>
      <text:p text:style-name="P2">Para B → JcK</text:p>
      <text:p text:style-name="P2">prim(JcK)={d,c}</text:p>
      <text:p text:style-name="P2"/>
      <text:p text:style-name="P2">Para J → dJ</text:p>
      <text:p text:style-name="P2">prim(dJ)={dJ}</text:p>
      <text:p text:style-name="P2"/>
      <text:p text:style-name="P2">Para J → eps</text:p>
      <text:p text:style-name="P2">prim(eps)={eps}</text:p>
      <text:p text:style-name="P2">sig(J)={c}</text:p>
      <text:p text:style-name="P2">prim(c)={c}</text:p>
      <text:p text:style-name="P2"/>
      <text:p text:style-name="P2">Para K → cK</text:p>
      <text:p text:style-name="P2">prim(cK)={c}</text:p>
      <text:p text:style-name="P2"/>
      <text:p text:style-name="P2">Para K → eps</text:p>
      <text:p text:style-name="P2">prim(eps)={eps}</text:p>
      <text:p text:style-name="P2"><text:soft-page-break/>sig(K)={o,$}</text:p>
      <text:p text:style-name="P2">sig(B)={o,$}</text:p>
      <text:p text:style-name="P2">sig(A)={o,$}</text:p>
      <text:p text:style-name="P2"><text:tab/>prim(Z)={o}</text:p>
      <text:p text:style-name="P2"><text:tab/>sig(Z)={$}</text:p>
      <text:p text:style-name="P2"/>
      <text:p text:style-name="P2"/>
      <table:table table:name="Table1" table:style-name="Table1">
        <table:table-column table:style-name="Table1.A" table:number-columns-repeated="3"/>
        <table:table-column table:style-name="Table1.D"/>
        <table:table-column table:style-name="Table1.A"/>
        <table:table-column table:style-name="Table1.F"/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o</text:p>
          </table:table-cell>
          <table:table-cell table:style-name="Table1.A1" office:value-type="string">
            <text:p text:style-name="P7">+</text:p>
          </table:table-cell>
          <table:table-cell table:style-name="Table1.A1" office:value-type="string">
            <text:p text:style-name="P7">c</text:p>
          </table:table-cell>
          <table:table-cell table:style-name="Table1.A1" office:value-type="string">
            <text:p text:style-name="P7">d</text:p>
          </table:table-cell>
          <table:table-cell table:style-name="Table1.A1" office:value-type="string">
            <text:p text:style-name="P7">$</text:p>
          </table:table-cell>
        </table:table-row>
        <table:table-row table:style-name="Table1.1">
          <table:table-cell table:style-name="Table1.A1" office:value-type="string">
            <text:p text:style-name="P7">S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">AZ</text:p>
          </table:table-cell>
          <table:table-cell table:style-name="Table1.A1" office:value-type="string">
            <text:p text:style-name="P2">AZ</text:p>
          </table:table-cell>
          <table:table-cell table:style-name="Table1.A1" office:value-type="string">
            <text:p text:style-name="P2">AZ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Z</text:p>
          </table:table-cell>
          <table:table-cell table:style-name="Table1.A1" office:value-type="string">
            <text:p text:style-name="P2">oAZ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3">eps</text:p>
          </table:table-cell>
        </table:table-row>
        <table:table-row table:style-name="Table1.1">
          <table:table-cell table:style-name="Table1.A1" office:value-type="string">
            <text:p text:style-name="P7">A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+</text:p>
          </table:table-cell>
          <table:table-cell table:style-name="Table1.A1" office:value-type="string">
            <text:p text:style-name="P2">B</text:p>
          </table:table-cell>
          <table:table-cell table:style-name="Table1.A1" office:value-type="string">
            <text:p text:style-name="P2">B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B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">JcK</text:p>
          </table:table-cell>
          <table:table-cell table:style-name="Table1.A1" office:value-type="string">
            <text:p text:style-name="P2">JcK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J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">eps</text:p>
          </table:table-cell>
          <table:table-cell table:style-name="Table1.A1" office:value-type="string">
            <text:p text:style-name="P2">dJ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K</text:p>
          </table:table-cell>
          <table:table-cell table:style-name="Table1.A1" office:value-type="string">
            <text:p text:style-name="P2">eps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">cK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">ep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6" meta:paragraph-count="108" meta:word-count="351" meta:character-count="1204" meta:non-whitespace-character-count="926"/>
    <meta:generator>LibreOfficeDev/6.0.5.2$Linux_X86_64 LibreOffice_project/</meta:generator>
  </office:meta>
</office:document-meta>
</file>